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00000018CD3955B0A2622AF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4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5" style:family="paragraph" style:parent-style-name="Standard">
      <style:text-properties style:rfc-language-tag="ca-ES-valencia" fo:language="ca" fo:country="ES" officeooo:rsid="001e358c" officeooo:paragraph-rsid="001e35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245ca"/>
    </style:style>
    <style:style style:name="T5" style:family="text">
      <style:text-properties style:rfc-language-tag="ca-ES-valencia" fo:language="ca" fo:country="ES"/>
    </style:style>
    <style:style style:name="T6" style:family="text">
      <style:text-properties style:rfc-language-tag="ca-ES-valencia" fo:language="ca" fo:country="ES" officeooo:rsid="001e358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2"/>
      <text:p text:style-name="P2"/>
      <text:p text:style-name="P3"><text:span text:style-name="T1">NOM:</text:span> Rubén Valero Policarpo</text:p>
      <text:p text:style-name="P3"/>
      <text:p text:style-name="P3"><text:span text:style-name="T1">A</text:span><text:span text:style-name="T2">NY</text:span><text:span text:style-name="T1">:</text:span> 2023/2024</text:p>
      <text:p text:style-name="P3"/>
      <text:p text:style-name="P3"><text:span text:style-name="T1">GRA</text:span><text:span text:style-name="T2">U</text:span><text:span text:style-name="T1">:</text:span> <text:span text:style-name="T3">Desenvolupament</text:span> de aplicacions web</text:p>
      <text:p text:style-name="P3"/>
      <text:p text:style-name="P3"><text:span text:style-name="T1">PROFESSOR:</text:span> Manuel Enguidanos Alama</text:p>
      <text:h text:style-name="Heading_20_2" text:outline-level="2"><text:soft-page-break/>ACTIVITAT 3.17</text:h>
      <text:h text:style-name="Heading_20_3" text:outline-level="3">Comprueba los permisos de los siguientes ficheros y carpetas: /etc/shadow, /root, <text:s/>/, .profile,.bashrc, .bash_logout. Indica cómo se indicarían esos permisos de forma numérica.</text:h>
      <text:p text:style-name="Standard"/>
      <text:p text:style-name="P2"/>
      <text:h text:style-name="Heading_20_2" text:outline-level="2">ACTIVIDAD 3.18 </text:h>
      <text:h text:style-name="Heading_20_3" text:outline-level="3">Establece la máscara predeterminada para que cuando crees un fichero tú tengas todos los permisos activos salvo los de ejecución, y los de tu grupo y los otros ninguno. Cámbia-lo para que cuando crees una carpeta tú tengas todos los permisos, los de tu grupo ten-gan el de lectura y ejecución, y los otros ninguno.</text:h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1-16T13:26:02.763999891" text:fixed="true">16/01/24</text:date></text:p>
      </style:header>
      <style:footer>
        <text:p text:style-name="Footer"><text:tab/><text:tab/><text:page-number text:select-page="current">2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13:26:03.281000000</meta:creation-date>
    <meta:editing-duration>PT11M39S</meta:editing-duration>
    <meta:editing-cycles>3</meta:editing-cycles>
    <meta:generator>LibreOffice/7.1.6.2$Windows_X86_64 LibreOffice_project/0e133318fcee89abacd6a7d077e292f1145735c3</meta:generator>
    <dc:title>sistemas informaticos</dc:title>
    <dc:date>2024-01-16T13:47:52.735000000</dc:date>
    <meta:document-statistic meta:table-count="0" meta:image-count="1" meta:object-count="0" meta:page-count="2" meta:paragraph-count="11" meta:word-count="104" meta:character-count="689" meta:non-whitespace-character-count="591"/>
    <meta:template xlink:type="simple" xlink:actuate="onRequest" xlink:title="sistemas informaticos" xlink:href="../../../../../../AppData/Roaming/LibreOffice/4/user/template/sistemas%20informaticos.ott" meta:date="2024-01-16T13:26:02.764000000"/>
  </office:meta>
</office:document-meta>
</file>